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font-name="Times New Roman1"/>
    </style:style>
    <style:style style:name="P3" style:family="paragraph" style:parent-style-name="Standard">
      <style:text-properties style:font-name="Times New Roman1" fo:font-style="normal" style:text-underline-style="solid" style:text-underline-width="auto" style:text-underline-color="font-color" style:font-style-asian="normal" style:font-style-complex="normal"/>
    </style:style>
    <style:style style:name="P4" style:family="paragraph" style:parent-style-name="Standard">
      <style:text-properties style:font-name="Times New Roman1"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officeooo:rsid="000266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ging in</text:p>
      <text:p text:style-name="Standard"><text:span text:style-name="T2">· </text:span>ssh <text:a xlink:type="simple" xlink:href="mailto:crsid@sirius.esc.cam.ac.uk" text:style-name="Internet_20_link" text:visited-style-name="Visited_20_Internet_20_Link">crsid@sirius.esc.cam.ac.uk</text:a> -X</text:p>
      <text:p text:style-name="Standard">[password]</text:p>
      <text:p text:style-name="Standard">ssh gauss or hilbert</text:p>
      <text:p text:style-name="Standard">cd /raid2/crsid</text:p>
      <text:p text:style-name="Standard"><text:span text:style-name="T2">· </text:span>Make sure you back up your work to the other machine<text:line-break/><text:line-break/><text:span text:style-name="T1">Scripts and data examples</text:span></text:p>
      <text:p text:style-name="Standard"><text:span text:style-name="T2">· </text:span>On my computer (scorpio) in forstudents/fordavid</text:p>
      <text:p text:style-name="Standard"/>
      <text:p text:style-name="P1">Getting data</text:p>
      <text:p text:style-name="Standard"><text:span text:style-name="T2">· <text:s/></text:span><text:span text:style-name="T3">p</text:span><text:span text:style-name="T2">Data at distances 1</text:span>15-135.</text:p>
      <text:p text:style-name="Standard"><text:span text:style-name="T2">· </text:span>From iris wilber – fairly easy to select an event. Magnitude 5.3 – 6.3 (best in the middle of this range), depth greater than 15 km (the deeper the better). Choose events based on where the ray paths go. The example events you have should help. You want BHZ data (broadband, vertical component), and then choose the epicentral distances you want. Ideally you want all the paths going in the same kind of direction, so you can deselect individual stations (order by lat/lon).</text:p>
      <text:p text:style-name="Standard"><text:span text:style-name="T2">· </text:span>Download as a tar file, SAC little endian<text:line-break/><text:line-break/><text:span text:style-name="T1">Processing data</text:span></text:p>
      <text:p text:style-name="Standard"><text:span text:style-name="T2">· </text:span>Once downloaded, run dountar.sh<text:line-break/><text:span text:style-name="T2">· Go into folder and run</text:span> dodates.sh to zero every seismogram. For this, go to the CMT catalog and look up the event. The script will output the year and julian day for you. Press q and it will ask you for the date. You need to enter yyyy jday hh mm ss ms (time comes from the CMT catalog).</text:p>
      <text:p text:style-name="Standard"><text:span text:style-name="T2">· </text:span>At this point you can also change the event depth and location of the files to the CMT values. Open sac by typing sac:</text:p>
      <text:p text:style-name="Standard">r *.s</text:p>
      <text:p text:style-name="Standard">ch evdp [depth in m] evla [event latitude] evlo [event longitude]</text:p>
      <text:p text:style-name="Standard">w over</text:p>
      <text:p text:style-name="Standard">q</text:p>
      <text:p text:style-name="P2">· Filter the data by running dofiltshort.sh *.s – this puts the original files into a folder called orig, and the filtered files into filt</text:p>
      <text:p text:style-name="P2">· Go into filt and run timeheaderpopulate.sh – this populates the sac headers with predicted arrival times for the relevant phases. Currently specified are PKIKP, PKiKP and pPKIKP into t1, t2 and t3</text:p>
      <text:p text:style-name="P2">· Now you can quality check the data. This is something you get the hang of, but you can see some good quality data in my example files. Throw away anything that is noisy, and keep anything where you can see a clear first arrival around the predicted time of PKIKP. To quality check: run doremoveduds.sh. To keep the seismogram, press t9 with your cursor over the seismogram (this makes a vertical line on the seismogram), then press q. To bin it, just press q. Run it until you've done all of them and it will remove the ones you just pressed q for.</text:p>
      <text:p text:style-name="P2"/>
      <text:p text:style-name="P3">Seismograms</text:p>
      <text:p text:style-name="Standard"><text:span text:style-name="T2">· You can plot all of the seismograms as a function of epicentral distance using sactoascii.sh and tracesepi.sh. Get predicted travel time vs slowness curves using findtraveltimes.sh</text:span></text:p>
      <text:p text:style-name="P2">· Firstly run findtraveltimes.sh in the filt folder. You need to make sure that the phasefile.txt file has all the phases you want(it probably does already). This will make an extra folder called tauptraveltimecurve</text:p>
      <text:p text:style-name="P2">· Now run sactoascii.sh in the filt folder. This turns the sac files into ascii and put them into a pswigascii folder</text:p>
      <text:p text:style-name="P2">· Go into the pswigascii folder and run tracesepi.sh. This works on the files here and in the tauptraveltimecurve folder and will make a plot of your seismograms vs epicentral distance, with predicted arrival times. You might want to change the tracesepi.sh script to move around the phase <text:soft-page-break/>labels.</text:p>
      <text:p text:style-name="P2"/>
      <text:p text:style-name="P2"/>
      <text:p text:style-name="P4">Synthetics</text:p>
      <text:p text:style-name="P2">· This is almost entirely automated now. Go into your filt folder and run preparewkbjautomator.sh. This puts all the files you need into the wkbjAutomator folder</text:p>
      <text:p text:style-name="P2">· Go to the wkbjAutomator folder and run doall.sh. It will cycle through the CMT catalog and ask you which event you want. The script will output the time of the event and this should help. Hit y when the event comes up and the script will make your synthetics and put them into OUTPUT. They will be filtered and ready to stack. Rename it wkbj and move it to your event folder for ease or processing.</text:p>
      <text:p text:style-name="P2">· To make the wiggle plots, copy over the tauptraveltimecurve from the real filt folder to the wkbj/filt folder. Now run sactoascii.sh and then run tracesepi.sh in the pswigascii folder</text:p>
      <text:p text:style-name="P2">· You can make synthetics for just PKIKP and just PKiKP, as well as for both, for comparison</text:p>
      <text:p text:style-name="P2"/>
      <text:p text:style-name="P2"/>
      <text:p text:style-name="P4">Results</text:p>
      <text:p text:style-name="P2">· Use the wiggle plots to decide on a phase to align on – probably part of PKiKP is easiest</text:p>
      <text:p text:style-name="P2">· Align the synthetics first, then use these to align the observed data, in epicentral distance bins of 120-125, 125-130, and 130-135 (start with the highest)</text:p>
      <text:p text:style-name="P2">· This may require several attempts to align the phases properly</text:p>
      <text:p text:style-name="P2">· From this you can make differential travel time residual measurements and calculate a velocity model</text:p>
      <text:p text:style-name="P2">· You can plot a map of your paths using getstationdetails.sh and ploteventpaths.sh (you can do something similar but change the colours of the paths to correspond to the residuals when you have results as well)</text:p>
      <text:p text:style-name="P2"/>
      <text:p text:style-name="P2"/>
      <text:p text:style-name="P4">Notes</text:p>
      <text:p text:style-name="P2">· You can run any script in the background using nohup ./runscript.sh &amp; - this is very useful if you are logged in remotely and want to do some processing overnight on several events</text:p>
      <text:p text:style-name="P2">· Many of the scripts will reference ~/forstudents/laurenscripts as this is where I've put the scripts. When you switch to running on gauss or hilbert, you'll need to change this (probably to /raid2/crsid/scriptfolder)</text:p>
      <text:p text:style-name="P2">· You'll also want to put some things in your src folder</text:p>
      <text:p text:style-name="P2">· You will also want to change your bash profile so the path for the src folder is in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 PhD</meta:initial-creator>
    <meta:creation-date>2014-01-20T11:46:46</meta:creation-date>
    <meta:print-date>2015-01-22T16:33:39.101766000</meta:print-date>
    <dc:date>2015-01-22T16:37:17.920828000</dc:date>
    <meta:editing-duration>PT14M5S</meta:editing-duration>
    <meta:editing-cycles>4</meta:editing-cycles>
    <meta:generator>LibreOffice/4.3.5.2$MacOSX_X86_64 LibreOffice_project/3a87456aaa6a95c63eea1c1b3201acedf0751bd5</meta:generator>
    <meta:document-statistic meta:table-count="0" meta:image-count="0" meta:object-count="0" meta:page-count="2" meta:paragraph-count="41" meta:word-count="896" meta:character-count="5059" meta:non-whitespace-character-count="4196"/>
  </office:meta>
</office:document-meta>
</file>